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돋움" style:name="돋움"/>
    <style:font-face svg:font-family="맑은 고딕" style:name="맑은 고딕"/>
    <style:font-face svg:font-family="한컴바탕" style:name="한컴바탕"/>
    <style:font-face svg:font-family="함초롬돋움" style:name="함초롬돋움"/>
    <style:font-face svg:font-family="함초롬바탕" style:name="함초롬바탕"/>
    <style:font-face svg:font-family="휴먼명조" style:name="휴먼명조"/>
  </office:font-face-decls>
  <office:automatic-styles>
    <style:style style:name="T8" style:family="text">
      <style:text-properties fo:color="#000000" style:text-outline="false" style:text-position="0% 100%" style:font-name="휴먼명조" style:font-name-asian="휴먼명조" style:font-name-complex="휴먼명조" fo:font-family="휴먼명조" style:font-family-asian="휴먼명조" style:font-family-complex="휴먼명조" fo:font-size="15.00pt" style:font-size-asian="15.00pt" style:font-size-complex="15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1" style:family="table">
      <style:table-properties style:width="17.801cm" table:align="left" fo:margin="0cm" style:shadow="none" style:may-break-between-rows="false" table:border-model="collapsing"/>
    </style:style>
    <style:style style:name="Table1.A" style:family="table-column">
      <style:table-column-properties style:column-width="17.801cm"/>
    </style:style>
    <style:style style:name="Table1.1" style:family="table-row">
      <style:table-row-properties style:min-row-height="716.38pt" fo:keep-together="auto"/>
    </style:style>
    <style:style style:name="Table1.A1" style:family="table-cell">
      <style:table-cell-properties style:vertical-align="middle" style:shadow="none" fo:border="0.012cm solid #000000" fo:padding-top="0.200cm" fo:padding-bottom="0.200cm" fo:padding-left="0.180cm" fo:padding-right="0.180cm"/>
    </style:style>
    <style:style style:name="P37_0_MS1_b3" style:parent-style-name="Standard" style:master-page-name="Standard" style:family="paragraph">
      <style:paragraph-properties fo:line-height="100%" fo:text-align="justify" fo:margin-left="1.852cm" fo:margin-right="0cm" fo:text-indent="-1.852cm" fo:margin-top="0.106cm" fo:margin-bottom="0.106cm" fo:background-color="transparent" fo:border="none" style:shadow="none" style:text-autospace="none" style:vertical-align="auto" style:snap-to-layout-grid="true">
        <style:tab-stops>
          <style:tab-stop style:position="11.333cm" style:type="left" style:leader-style="none"/>
        </style:tab-stops>
      </style:paragraph-properties>
    </style:style>
    <style:style style:name="T1" style:family="text">
      <style:text-properties fo:color="#000000" style:text-outline="fals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38_0" style:parent-style-name="Standard" style:family="paragraph">
      <style:paragraph-properties fo:line-height="95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9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7.00pt" style:font-size-asian="17.00pt" style:font-size-complex="17.00pt" fo:letter-spacing="-0.85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39_0" style:parent-style-name="Standard" style:family="paragraph">
      <style:paragraph-properties fo:line-height="75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33" style:family="text">
      <style:text-properties fo:color="#0000ff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-0.4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40_0" style:parent-style-name="Standard" style:family="paragraph">
      <style:paragraph-properties fo:line-height="116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1" style:family="text">
      <style:text-properties fo:color="#000000" style:text-outline="fals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2" style:family="table">
      <style:table-properties style:width="16.432cm" table:align="left" fo:margin="0cm" style:shadow="none" style:may-break-between-rows="false" table:border-model="collapsing"/>
    </style:style>
    <style:style style:name="Table2.A" style:family="table-column">
      <style:table-column-properties style:column-width="2.760cm"/>
    </style:style>
    <style:style style:name="Table2.B" style:family="table-column">
      <style:table-column-properties style:column-width="6.055cm"/>
    </style:style>
    <style:style style:name="Table2.C" style:family="table-column">
      <style:table-column-properties style:column-width="3.659cm"/>
    </style:style>
    <style:style style:name="Table2.D" style:family="table-column">
      <style:table-column-properties style:column-width="3.958cm"/>
    </style:style>
    <style:style style:name="Table2.1" style:family="table-row">
      <style:table-row-properties style:min-row-height="24.14pt" fo:keep-together="auto"/>
    </style:style>
    <style:style style:name="Table2.A1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80cm" fo:padding-right="0.180cm"/>
    </style:style>
    <style:style style:name="Table2.B1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C1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D1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80cm" fo:padding-right="0.180cm"/>
    </style:style>
    <style:style style:name="Table2.2" style:family="table-row">
      <style:table-row-properties style:min-row-height="24.14pt" fo:keep-together="auto"/>
    </style:style>
    <style:style style:name="Table2.A2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80cm" fo:padding-right="0.180cm"/>
    </style:style>
    <style:style style:name="Table2.B2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C2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D2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80cm" fo:padding-right="0.180cm"/>
    </style:style>
    <style:style style:name="Table2.3" style:family="table-row">
      <style:table-row-properties style:min-row-height="24.14pt" fo:keep-together="auto"/>
    </style:style>
    <style:style style:name="Table2.A3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80cm" fo:padding-right="0.180cm"/>
    </style:style>
    <style:style style:name="Table2.B3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C3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D3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80cm" fo:padding-right="0.180cm"/>
    </style:style>
    <style:style style:name="P24_0" style:parent-style-name="Standard" style:family="paragraph">
      <style:paragraph-properties fo:line-height="10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41" style:family="text">
      <style:text-properties fo:color="#000000" style:text-outline="fals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-0.1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41_0" style:parent-style-name="Standard" style:family="paragraph">
      <style:paragraph-properties fo:line-height="59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34" style:family="text">
      <style:text-properties fo:color="#ff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-0.4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42_0" style:parent-style-name="Standard" style:family="paragraph">
      <style:paragraph-properties fo:line-height="81%" fo:text-align="start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43_0" style:parent-style-name="Standard" style:family="paragraph">
      <style:paragraph-properties fo:line-height="93%" fo:text-align="start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0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-0.4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44_0" style:parent-style-name="Standard" style:family="paragraph">
      <style:paragraph-properties fo:line-height="64%" fo:text-align="start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4" style:family="text">
      <style:text-properties fo:color="#000000" style:text-outline="fals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able3" style:family="table">
      <style:table-properties style:width="16.432cm" table:align="left" fo:margin="0cm" style:shadow="none" style:may-break-between-rows="false" table:border-model="collapsing"/>
    </style:style>
    <style:style style:name="Table3.A" style:family="table-column">
      <style:table-column-properties style:column-width="1.362cm"/>
    </style:style>
    <style:style style:name="Table3.B" style:family="table-column">
      <style:table-column-properties style:column-width="9.349cm"/>
    </style:style>
    <style:style style:name="Table3.C" style:family="table-column">
      <style:table-column-properties style:column-width="1.253cm"/>
    </style:style>
    <style:style style:name="Table3.D" style:family="table-column">
      <style:table-column-properties style:column-width="1.253cm"/>
    </style:style>
    <style:style style:name="Table3.E" style:family="table-column">
      <style:table-column-properties style:column-width="1.253cm"/>
    </style:style>
    <style:style style:name="Table3.F" style:family="table-column">
      <style:table-column-properties style:column-width="1.961cm"/>
    </style:style>
    <style:style style:name="Table3.1" style:family="table-row">
      <style:table-row-properties style:min-row-height="33.71pt" fo:keep-together="auto"/>
    </style:style>
    <style:style style:name="Table3.A1" style:family="table-cell">
      <style:table-cell-properties style:vertical-align="middle" style:shadow="none" fo:background-color="#dfe6f7" fo:border-top="0.012cm solid #000000" fo:border-bottom="0.05cm double #000000" fo:border-left="none" fo:border-right="0.012cm solid #000000" style:border-line-width-bottom="0.017cm 0.008cm 0.017cm" fo:padding-top="0.050cm" fo:padding-bottom="0.050cm" fo:padding-left="0.100cm" fo:padding-right="0.100cm"/>
    </style:style>
    <style:style style:name="Table3.B1" style:family="table-cell">
      <style:table-cell-properties style:vertical-align="middle" style:shadow="none" fo:background-color="#dfe6f7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00cm" fo:padding-right="0.100cm"/>
    </style:style>
    <style:style style:name="Table3.C1" style:family="table-cell">
      <style:table-cell-properties style:vertical-align="middle" style:shadow="none" fo:background-color="#dfe6f7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00cm" fo:padding-right="0.100cm"/>
    </style:style>
    <style:style style:name="Table3.D1" style:family="table-cell">
      <style:table-cell-properties style:vertical-align="middle" style:shadow="none" fo:background-color="#dfe6f7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00cm" fo:padding-right="0.100cm"/>
    </style:style>
    <style:style style:name="Table3.E1" style:family="table-cell">
      <style:table-cell-properties style:vertical-align="middle" style:shadow="none" fo:background-color="#dfe6f7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00cm" fo:padding-right="0.100cm"/>
    </style:style>
    <style:style style:name="Table3.F1" style:family="table-cell">
      <style:table-cell-properties style:vertical-align="middle" style:shadow="none" fo:background-color="#dfe6f7" fo:border-top="0.012cm solid #000000" fo:border-bottom="0.05cm double #000000" fo:border-left="0.012cm solid #000000" fo:border-right="none" style:border-line-width-bottom="0.017cm 0.008cm 0.017cm" fo:padding-top="0.050cm" fo:padding-bottom="0.050cm" fo:padding-left="0.100cm" fo:padding-right="0.100cm"/>
    </style:style>
    <style:style style:name="Table3.2" style:family="table-row">
      <style:table-row-properties style:min-row-height="33.48pt" fo:keep-together="auto"/>
    </style:style>
    <style:style style:name="Table3.A2" style:family="table-cell">
      <style:table-cell-properties style:vertical-align="middle" style:shadow="none" fo:border-top="0.05cm double #000000" fo:border-bottom="0.01cm solid #000000" fo:border-left="none" fo:border-right="0.012cm solid #000000" style:border-line-width-top="0.017cm 0.008cm 0.017cm" fo:padding-top="0.050cm" fo:padding-bottom="0.050cm" fo:padding-left="0.100cm" fo:padding-right="0.100cm"/>
    </style:style>
    <style:style style:name="Table3.B2" style:family="table-cell">
      <style:table-cell-properties style:vertical-align="middle" style:shadow="none" fo:border-top="0.05cm double #000000" fo:border-bottom="0.01cm solid #000000" fo:border-left="0.012cm solid #000000" fo:border-right="0.012cm solid #000000" style:border-line-width-top="0.017cm 0.008cm 0.017cm" fo:padding-top="0.050cm" fo:padding-bottom="0.050cm" fo:padding-left="0.100cm" fo:padding-right="0.100cm"/>
    </style:style>
    <style:style style:name="Table3.C2" style:family="table-cell">
      <style:table-cell-properties style:vertical-align="middle" style:shadow="none" fo:border-top="0.05cm double #000000" fo:border-bottom="0.01cm solid #000000" fo:border-left="0.012cm solid #000000" fo:border-right="0.012cm solid #000000" style:border-line-width-top="0.017cm 0.008cm 0.017cm" fo:padding-top="0.050cm" fo:padding-bottom="0.050cm" fo:padding-left="0.100cm" fo:padding-right="0.100cm"/>
    </style:style>
    <style:style style:name="Table3.D2" style:family="table-cell">
      <style:table-cell-properties style:vertical-align="middle" style:shadow="none" fo:border-top="0.05cm double #000000" fo:border-bottom="0.01cm solid #000000" fo:border-left="0.012cm solid #000000" fo:border-right="0.012cm solid #000000" style:border-line-width-top="0.017cm 0.008cm 0.017cm" fo:padding-top="0.050cm" fo:padding-bottom="0.050cm" fo:padding-left="0.100cm" fo:padding-right="0.100cm"/>
    </style:style>
    <style:style style:name="Table3.E2" style:family="table-cell">
      <style:table-cell-properties style:vertical-align="middle" style:shadow="none" fo:border-top="0.05cm double #000000" fo:border-bottom="0.01cm solid #000000" fo:border-left="0.012cm solid #000000" fo:border-right="0.012cm solid #000000" style:border-line-width-top="0.017cm 0.008cm 0.017cm" fo:padding-top="0.050cm" fo:padding-bottom="0.050cm" fo:padding-left="0.100cm" fo:padding-right="0.100cm"/>
    </style:style>
    <style:style style:name="Table3.F2" style:family="table-cell">
      <style:table-cell-properties style:vertical-align="middle" style:shadow="none" fo:border-top="0.05cm double #000000" fo:border-bottom="0.01cm solid #000000" fo:border-left="0.012cm solid #000000" fo:border-right="none" style:border-line-width-top="0.017cm 0.008cm 0.017cm" fo:padding-top="0.050cm" fo:padding-bottom="0.050cm" fo:padding-left="0.100cm" fo:padding-right="0.100cm"/>
    </style:style>
    <style:style style:name="Table3.3" style:family="table-row">
      <style:table-row-properties style:min-row-height="33.48pt" fo:keep-together="auto"/>
    </style:style>
    <style:style style:name="Table3.B3" style:family="table-cell">
      <style:table-cell-properties style:vertical-align="middle" style:shadow="none" fo:border-top="0.01cm solid #000000" fo:border-bottom="0.01cm solid #000000" fo:border-left="0.012cm solid #000000" fo:border-right="0.012cm solid #000000" fo:padding-top="0.050cm" fo:padding-bottom="0.050cm" fo:padding-left="0.100cm" fo:padding-right="0.100cm"/>
    </style:style>
    <style:style style:name="Table3.C3" style:family="table-cell">
      <style:table-cell-properties style:vertical-align="middle" style:shadow="none" fo:border-top="0.01cm solid #000000" fo:border-bottom="0.01cm solid #000000" fo:border-left="0.012cm solid #000000" fo:border-right="0.012cm solid #000000" fo:padding-top="0.050cm" fo:padding-bottom="0.050cm" fo:padding-left="0.100cm" fo:padding-right="0.100cm"/>
    </style:style>
    <style:style style:name="Table3.D3" style:family="table-cell">
      <style:table-cell-properties style:vertical-align="middle" style:shadow="none" fo:border-top="0.01cm solid #000000" fo:border-bottom="0.01cm solid #000000" fo:border-left="0.012cm solid #000000" fo:border-right="0.012cm solid #000000" fo:padding-top="0.050cm" fo:padding-bottom="0.050cm" fo:padding-left="0.100cm" fo:padding-right="0.100cm"/>
    </style:style>
    <style:style style:name="Table3.E3" style:family="table-cell">
      <style:table-cell-properties style:vertical-align="middle" style:shadow="none" fo:border-top="0.01cm solid #000000" fo:border-bottom="0.01cm solid #000000" fo:border-left="0.012cm solid #000000" fo:border-right="0.012cm solid #000000" fo:padding-top="0.050cm" fo:padding-bottom="0.050cm" fo:padding-left="0.100cm" fo:padding-right="0.100cm"/>
    </style:style>
    <style:style style:name="Table3.F3" style:family="table-cell">
      <style:table-cell-properties style:vertical-align="middle" style:shadow="none" fo:border-top="0.01cm solid #000000" fo:border-bottom="0.01cm solid #000000" fo:border-left="0.012cm solid #000000" fo:border-right="none" fo:padding-top="0.050cm" fo:padding-bottom="0.050cm" fo:padding-left="0.100cm" fo:padding-right="0.100cm"/>
    </style:style>
    <style:style style:name="Table3.4" style:family="table-row">
      <style:table-row-properties style:min-row-height="31.48pt" fo:keep-together="auto"/>
    </style:style>
    <style:style style:name="Table3.A4" style:family="table-cell">
      <style:table-cell-properties style:vertical-align="middle" style:shadow="none" fo:border-top="0.01cm solid #000000" fo:border-bottom="0.012cm solid #000000" fo:border-left="none" fo:border-right="0.012cm solid #000000" fo:padding-top="0.050cm" fo:padding-bottom="0.050cm" fo:padding-left="0.100cm" fo:padding-right="0.100cm"/>
    </style:style>
    <style:style style:name="Table3.B4" style:family="table-cell">
      <style:table-cell-properties style:vertical-align="middle" style:shadow="none" fo:border-top="0.01cm solid #000000" fo:border-bottom="0.012cm solid #000000" fo:border-left="0.012cm solid #000000" fo:border-right="0.012cm solid #000000" fo:padding-top="0.050cm" fo:padding-bottom="0.050cm" fo:padding-left="0.100cm" fo:padding-right="0.100cm"/>
    </style:style>
    <style:style style:name="Table3.C4" style:family="table-cell">
      <style:table-cell-properties style:vertical-align="middle" style:shadow="none" fo:border-top="0.01cm solid #000000" fo:border-bottom="0.012cm solid #000000" fo:border-left="0.012cm solid #000000" fo:border-right="0.012cm solid #000000" fo:padding-top="0.050cm" fo:padding-bottom="0.050cm" fo:padding-left="0.100cm" fo:padding-right="0.100cm"/>
    </style:style>
    <style:style style:name="Table3.D4" style:family="table-cell">
      <style:table-cell-properties style:vertical-align="middle" style:shadow="none" fo:border-top="0.01cm solid #000000" fo:border-bottom="0.012cm solid #000000" fo:border-left="0.012cm solid #000000" fo:border-right="0.012cm solid #000000" fo:padding-top="0.050cm" fo:padding-bottom="0.050cm" fo:padding-left="0.100cm" fo:padding-right="0.100cm"/>
    </style:style>
    <style:style style:name="Table3.E4" style:family="table-cell">
      <style:table-cell-properties style:vertical-align="middle" style:shadow="none" fo:border-top="0.01cm solid #000000" fo:border-bottom="0.012cm solid #000000" fo:border-left="0.012cm solid #000000" fo:border-right="0.012cm solid #000000" fo:padding-top="0.050cm" fo:padding-bottom="0.050cm" fo:padding-left="0.100cm" fo:padding-right="0.100cm"/>
    </style:style>
    <style:style style:name="Table3.F4" style:family="table-cell">
      <style:table-cell-properties style:vertical-align="middle" style:shadow="none" fo:border-top="0.01cm solid #000000" fo:border-bottom="0.012cm solid #000000" fo:border-left="0.012cm solid #000000" fo:border-right="none" fo:padding-top="0.050cm" fo:padding-bottom="0.050cm" fo:padding-left="0.100cm" fo:padding-right="0.100cm"/>
    </style:style>
    <style:style style:name="Table3.5" style:family="table-row">
      <style:table-row-properties style:min-row-height="31.48pt" fo:keep-together="auto"/>
    </style:style>
    <style:style style:name="Table3.A5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00cm" fo:padding-right="0.100cm"/>
    </style:style>
    <style:style style:name="Table3.B5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C5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D5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E5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F5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00cm" fo:padding-right="0.100cm"/>
    </style:style>
    <style:style style:name="Table3.6" style:family="table-row">
      <style:table-row-properties style:min-row-height="31.48pt" fo:keep-together="auto"/>
    </style:style>
    <style:style style:name="Table3.A6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00cm" fo:padding-right="0.100cm"/>
    </style:style>
    <style:style style:name="Table3.B6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C6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D6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E6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F6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00cm" fo:padding-right="0.100cm"/>
    </style:style>
    <style:style style:name="Table3.7" style:family="table-row">
      <style:table-row-properties style:min-row-height="33.48pt" fo:keep-together="auto"/>
    </style:style>
    <style:style style:name="Table3.A7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00cm" fo:padding-right="0.100cm"/>
    </style:style>
    <style:style style:name="Table3.B7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C7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D7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E7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F7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00cm" fo:padding-right="0.100cm"/>
    </style:style>
    <style:style style:name="Table3.8" style:family="table-row">
      <style:table-row-properties style:min-row-height="43.48pt" fo:keep-together="auto"/>
    </style:style>
    <style:style style:name="Table3.A8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00cm" fo:padding-right="0.100cm"/>
    </style:style>
    <style:style style:name="Table3.B8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C8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D8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E8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F8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00cm" fo:padding-right="0.100cm"/>
    </style:style>
    <style:style style:name="Table3.9" style:family="table-row">
      <style:table-row-properties style:min-row-height="31.48pt" fo:keep-together="auto"/>
    </style:style>
    <style:style style:name="Table3.A9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00cm" fo:padding-right="0.100cm"/>
    </style:style>
    <style:style style:name="Table3.B9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C9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D9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E9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F9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00cm" fo:padding-right="0.100cm"/>
    </style:style>
    <style:style style:name="Table3.10" style:family="table-row">
      <style:table-row-properties style:min-row-height="31.48pt" fo:keep-together="auto"/>
    </style:style>
    <style:style style:name="Table3.A10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00cm" fo:padding-right="0.100cm"/>
    </style:style>
    <style:style style:name="Table3.B10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C10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D10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E10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F10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00cm" fo:padding-right="0.100cm"/>
    </style:style>
    <style:style style:name="Table3.11" style:family="table-row">
      <style:table-row-properties style:min-row-height="31.48pt" fo:keep-together="auto"/>
    </style:style>
    <style:style style:name="Table3.A11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00cm" fo:padding-right="0.100cm"/>
    </style:style>
    <style:style style:name="Table3.B11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C11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D11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E11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F11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00cm" fo:padding-right="0.100cm"/>
    </style:style>
    <style:style style:name="Table3.12" style:family="table-row">
      <style:table-row-properties style:min-row-height="31.00pt" fo:keep-together="auto"/>
    </style:style>
    <style:style style:name="Table3.A12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00cm" fo:padding-right="0.100cm"/>
    </style:style>
    <style:style style:name="Table3.B12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C12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D12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E12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F12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00cm" fo:padding-right="0.100cm"/>
    </style:style>
    <style:style style:name="P45_0" style:parent-style-name="Standard" style:family="paragraph">
      <style:paragraph-properties fo:line-height="10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46_0" style:parent-style-name="Standard" style:family="paragraph">
      <style:paragraph-properties fo:line-height="3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able4" style:family="table">
      <style:table-properties style:width="16.432cm" table:align="left" fo:margin="0cm" style:shadow="none" style:may-break-between-rows="false" table:border-model="collapsing"/>
    </style:style>
    <style:style style:name="Table4.A" style:family="table-column">
      <style:table-column-properties style:column-width="5.477cm"/>
    </style:style>
    <style:style style:name="Table4.B" style:family="table-column">
      <style:table-column-properties style:column-width="5.477cm"/>
    </style:style>
    <style:style style:name="Table4.C" style:family="table-column">
      <style:table-column-properties style:column-width="5.477cm"/>
    </style:style>
    <style:style style:name="Table4.1" style:family="table-row">
      <style:table-row-properties style:min-row-height="21.88pt" fo:keep-together="auto"/>
    </style:style>
    <style:style style:name="Table4.A1" style:family="table-cell">
      <style:table-cell-properties style:vertical-align="middle" style:shadow="none" fo:background-color="#dfe6f7" fo:border-top="0.012cm solid #000000" fo:border-bottom="0.012cm solid #000000" fo:border-left="none" fo:border-right="0.012cm solid #000000" fo:padding-top="0.050cm" fo:padding-bottom="0.050cm" fo:padding-left="0.180cm" fo:padding-right="0.180cm"/>
    </style:style>
    <style:style style:name="Table4.C1" style:family="table-cell">
      <style:table-cell-properties style:vertical-align="middle" style:shadow="none" fo:background-color="#dfe6f7" fo:border-top="0.012cm solid #000000" fo:border-bottom="0.012cm solid #000000" fo:border-left="0.012cm solid #000000" fo:border-right="none" fo:padding-top="0.050cm" fo:padding-bottom="0.050cm" fo:padding-left="0.180cm" fo:padding-right="0.180cm"/>
    </style:style>
    <style:style style:name="Table4.2" style:family="table-row">
      <style:table-row-properties style:min-row-height="21.88pt" fo:keep-together="auto"/>
    </style:style>
    <style:style style:name="Table4.A2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80cm" fo:padding-right="0.180cm"/>
    </style:style>
    <style:style style:name="Table4.B2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4.C2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80cm" fo:padding-right="0.180cm"/>
    </style:style>
    <style:style style:name="Table4.3" style:family="table-row">
      <style:table-row-properties style:min-row-height="21.88pt" fo:keep-together="auto"/>
    </style:style>
    <style:style style:name="Table4.A3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80cm" fo:padding-right="0.180cm"/>
    </style:style>
    <style:style style:name="Table4.B3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4.C3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80cm" fo:padding-right="0.180cm"/>
    </style:style>
    <style:style style:name="T28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1.00pt" style:font-size-asian="11.00pt" style:font-size-complex="11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9" style:family="text">
      <style:text-properties fo:color="#ff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1.00pt" style:font-size-asian="11.00pt" style:font-size-complex="11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47_0" style:parent-style-name="Standard" style:family="paragraph">
      <style:paragraph-properties fo:line-height="92%" fo:text-align="start" fo:margin-left="0.890cm" fo:margin-right="0cm" fo:text-indent="-0.890cm" fo:margin-top="0cm" fo:margin-bottom="0cm" fo:background-color="transparent" fo:border="none" style:shadow="none" style:text-autospace="none" style:vertical-align="auto" style:snap-to-layout-grid="true"/>
    </style:style>
    <style:style style:name="T12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3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9.00pt" style:font-size-asian="9.00pt" style:font-size-complex="9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42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8.00pt" style:font-size-asian="8.00pt" style:font-size-complex="8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48_0" style:parent-style-name="Standard" style:family="paragraph">
      <style:paragraph-properties fo:line-height="58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5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-0.2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16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-0.6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17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-0.7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18" style:family="text">
      <style:text-properties fo:color="#ff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8.00pt" style:font-size-asian="8.00pt" style:font-size-complex="8.00pt" fo:letter-spacing="-0.16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49_0" style:parent-style-name="Standard" style:family="paragraph">
      <style:paragraph-properties fo:line-height="93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9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-0.5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50_0" style:parent-style-name="Standard" style:family="paragraph">
      <style:paragraph-properties fo:line-height="87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51_0" style:parent-style-name="Standard" style:family="paragraph">
      <style:paragraph-properties fo:line-height="93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1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8.00pt" style:font-size-asian="8.00pt" style:font-size-complex="8.00pt" fo:letter-spacing="-1.92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2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8.00pt" style:font-size-asian="8.00pt" style:font-size-complex="8.00pt" fo:letter-spacing="-0.48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3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8.00pt" style:font-size-asian="8.00pt" style:font-size-complex="8.00pt" fo:letter-spacing="-1.52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4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8.00pt" style:font-size-asian="8.00pt" style:font-size-complex="8.00pt" fo:letter-spacing="-0.4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52_0" style:parent-style-name="Standard" style:family="paragraph">
      <style:paragraph-properties fo:line-height="95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35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8.00pt" style:font-size-asian="8.00pt" style:font-size-complex="8.00pt" fo:letter-spacing="-0.64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36" style:family="text">
      <style:text-properties fo:color="#80008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8.00pt" style:font-size-asian="8.00pt" style:font-size-complex="8.00pt" fo:letter-spacing="-0.64pt" fo:language="en" style:language-asian="ko" fo:country="US" style:country-asian="KR" fo:font-style="normal" style:font-style-asian="normal" style:font-style-complex="normal" style:font-relief="none" fo:text-shadow="none" style:text-underline-style="solid" style:text-underline-color="#800080" fo:font-weight="normal" style:font-weight-asian="normal" style:font-weight-complex="normal" style:letter-kerning="false" style:text-emphasize="none" style:text-scale="100%"/>
    </style:style>
    <style:style style:name="T37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8.00pt" style:font-size-asian="8.00pt" style:font-size-complex="8.00pt" fo:letter-spacing="-0.8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38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8.00pt" style:font-size-asian="8.00pt" style:font-size-complex="8.00pt" fo:letter-spacing="-1.44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39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-1.3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40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8.00pt" style:font-size-asian="8.00pt" style:font-size-complex="8.00pt" fo:letter-spacing="-0.96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53_0" style:parent-style-name="Standard" style:family="paragraph">
      <style:paragraph-properties fo:line-height="75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5" style:family="text">
      <style:text-properties fo:color="#80808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9.00pt" style:font-size-asian="9.00pt" style:font-size-complex="9.00pt" fo:letter-spacing="0.00pt" fo:language="en" style:language-asian="ko" fo:country="US" style:country-asian="KR" fo:font-style="italic" style:font-style-asian="italic" style:font-style-complex="italic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6" style:family="text">
      <style:text-properties fo:color="#80808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9.00pt" style:font-size-asian="9.00pt" style:font-size-complex="9.00pt" fo:letter-spacing="-0.90pt" fo:language="en" style:language-asian="ko" fo:country="US" style:country-asian="KR" fo:font-style="italic" style:font-style-asian="italic" style:font-style-complex="italic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7" style:family="text">
      <style:text-properties fo:color="#80808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9.00pt" style:font-size-asian="9.00pt" style:font-size-complex="9.00pt" fo:letter-spacing="-0.36pt" fo:language="en" style:language-asian="ko" fo:country="US" style:country-asian="KR" fo:font-style="italic" style:font-style-asian="italic" style:font-style-complex="italic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0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54_0" style:parent-style-name="Standard" style:family="paragraph">
      <style:paragraph-properties fo:line-height="93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ableinfakeframe_gr0" style:parent-style-name="Frame" style:family="graphic">
      <style:graphic-properties fo:min-width="16.432cm" fo:min-height="2.603cm" fo:margin-left="0.050cm" fo:margin-right="0.050cm" fo:margin-top="0.050cm" fo:margin-bottom="0.050cm" fo:margin="0.050cm" style:horizontal-pos="from-left" style:horizontal-rel="frame-content" style:vertical-pos="top" style:vertical-rel="paragraph" fo:border="none" fo:padding="0cm" style:wrap="none" style:run-through="foreground" draw:fill="none"/>
    </style:style>
    <style:style style:name="tableinfakeframe_gr1" style:parent-style-name="Frame" style:family="graphic">
      <style:graphic-properties fo:min-width="16.432cm" fo:min-height="14.041cm" fo:margin-left="0.100cm" fo:margin-right="0.100cm" fo:margin-top="0.100cm" fo:margin-bottom="0.100cm" fo:margin="0.100cm" style:horizontal-pos="from-left" style:horizontal-rel="paragraph" style:vertical-pos="top" style:vertical-rel="paragraph" fo:border="none" fo:padding="0cm" style:wrap="none" style:run-through="foreground" draw:fill="none"/>
    </style:style>
    <style:style style:name="tableinfakeframe_gr2" style:parent-style-name="Frame" style:family="graphic">
      <style:graphic-properties fo:min-width="16.432cm" fo:min-height="2.316cm" fo:margin-left="0.100cm" fo:margin-right="0.100cm" fo:margin-top="0.100cm" fo:margin-bottom="0.100cm" fo:margin="0.100cm" style:horizontal-pos="from-left" style:horizontal-rel="paragraph" style:vertical-pos="top" style:vertical-rel="paragraph" fo:border="none" fo:padding="0cm" style:wrap="none" style:run-through="foreground" draw:fill="none"/>
    </style:style>
    <style:style style:name="tableinfakeframe_gr3" style:parent-style-name="Frame" style:family="graphic">
      <style:graphic-properties fo:min-width="17.801cm" fo:min-height="25.272cm" fo:margin-left="0.100cm" fo:margin-right="0.100cm" fo:margin-top="0.100cm" fo:margin-bottom="0.100cm" fo:margin="0.100cm" style:horizontal-pos="from-left" style:horizontal-rel="paragraph" style:vertical-pos="top" style:vertical-rel="paragraph" fo:border="none" fo:padding="0cm" style:wrap="none" style:run-through="foreground" draw:fill="none"/>
    </style:style>
  </office:automatic-styles>
  <office:body>
    <office:text>
      <text:p text:style-name="P37_0_MS1_b3"><text:span text:style-name="T8"><draw:frame draw:style-name="tableinfakeframe_gr3" svg:x="0cm" svg:y="0cm" draw:z-index="0" text:anchor-type="as-char"><draw:text-box><table:table table:style-name="Table1"><table:table-column table:style-name="Table1.A"/><table:table-row table:style-name="Table1.1"><table:table-cell table:style-name="Table1.A1" office:value-type="string"><text:p text:style-name="P39_0"><text:span text:style-name="T9">【점검표3】 건설공사발주자의 안전‧보건 의무이행 사항</text:span></text:p><text:p text:style-name="P40_0"><text:span text:style-name="T33">〔｢산업안전보건법｣제2조에 따른 건설공사〕</text:span></text:p><text:p text:style-name="P24_0"><text:span text:style-name="T11"><draw:frame draw:style-name="tableinfakeframe_gr0" svg:x="0cm" svg:y="0cm" draw:z-index="3" text:anchor-type="as-char"><draw:text-box><table:table table:style-name="Table2"><table:table-column table:style-name="Table2.A"/><table:table-column table:style-name="Table2.B"/><table:table-column table:style-name="Table2.C"/><table:table-column table:style-name="Table2.D"/><table:table-row table:style-name="Table2.1"><table:table-cell table:style-name="Table2.A1" office:value-type="string"><text:p text:style-name="P39_0"><text:span text:style-name="T12">부서명</text:span></text:p></table:table-cell><table:table-cell table:style-name="Table2.B1" office:value-type="string"><text:p text:style-name="P39_0"><text:span text:style-name="T12">[부서명]</text:span></text:p></table:table-cell><table:table-cell table:style-name="Table2.C1" office:value-type="string"><text:p text:style-name="P39_0"><text:span text:style-name="T12">점검일자</text:span></text:p></table:table-cell><table:table-cell table:style-name="Table2.D1" office:value-type="string"><text:p text:style-name="P39_0"><text:span text:style-name="T12">[점검일자]</text:span></text:p></table:table-cell></table:table-row><table:table-row table:style-name="Table2.2"><table:table-cell table:style-name="Table2.A2" office:value-type="string"><text:p text:style-name="P39_0"><text:span text:style-name="T12">사업명</text:span></text:p><text:p text:style-name="P39_0"><text:span text:style-name="T13">(위탁명)</text:span></text:p></table:table-cell><table:table-cell table:style-name="Table2.B2" office:value-type="string"><text:p text:style-name="P39_0"><text:span text:style-name="T12">[사업명]</text:span></text:p></table:table-cell><table:table-cell table:style-name="Table2.C2" office:value-type="string"><text:p text:style-name="P48_0"><text:span text:style-name="T12">계약금액</text:span><text:span text:style-name="T42">(단위: 천원)</text:span></text:p></table:table-cell><table:table-cell table:style-name="Table2.D2" office:value-type="string"><text:p text:style-name="P39_0"><text:span text:style-name="T12">[사업비]</text:span></text:p></table:table-cell></table:table-row><table:table-row table:style-name="Table2.3"><table:table-cell table:style-name="Table2.A3" office:value-type="string"><text:p text:style-name="P39_0"><text:span text:style-name="T12">사업기간</text:span></text:p><text:p text:style-name="P39_0"><text:span text:style-name="T13">(위‧수탁기간)</text:span></text:p></table:table-cell><table:table-cell table:style-name="Table2.B3" office:value-type="string"><text:p text:style-name="P39_0"><text:span text:style-name="T12">[착공일] ~ [준공일]</text:span></text:p></table:table-cell><table:table-cell table:style-name="Table2.C3" office:value-type="string"><text:p text:style-name="P39_0"><text:span text:style-name="T12">준공검사(예정)일</text:span></text:p></table:table-cell><table:table-cell table:style-name="Table2.D3" office:value-type="string"><text:p text:style-name="P39_0"><text:span text:style-name="T12">[준공검사일]</text:span></text:p></table:table-cell></table:table-row></table:table></draw:text-box></draw:frame></text:span></text:p><text:p text:style-name="P41_0"><text:span text:style-name="T41"/></text:p><text:p text:style-name="P42_0"><text:span text:style-name="T34"><text:s/><text:s text:c="2"/>※ ｢건설산업기본법｣시행령 제8조에 따라 건설업 면허 없이 시공할 수 있는 “경미한 건설공사”는 제외</text:span></text:p><text:p text:style-name="P43_0"><text:span text:style-name="T34"><text:s/><text:s text:c="3"/>→ “경미한 건설공사”는 【점검표1】 또는 【점검표2】 작성</text:span></text:p><text:p text:style-name="P44_0"><text:span text:style-name="T20"><text:s/><text:s text:c="2"/></text:span><text:span text:style-name="T34">※ 건설사업관리용역(CM)으로 수행하는 건설공사일 경우 공사관리관의 의무사항(점검연번7,8번) 추가 작성</text:span></text:p><text:p text:style-name="P45_0"><text:span text:style-name="T14"><draw:frame draw:style-name="tableinfakeframe_gr1" svg:x="0cm" svg:y="0cm" draw:z-index="2" text:anchor-type="as-char"><draw:text-box><table:table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column table:style-name="Table3.F"/><table:table-row table:style-name="Table3.1"><table:table-cell table:style-name="Table3.A1" office:value-type="string"><text:p text:style-name="P39_0"><text:span text:style-name="T15">연 번</text:span></text:p></table:table-cell><table:table-cell table:style-name="Table3.B1" office:value-type="string"><text:p text:style-name="P39_0"><text:span text:style-name="T16">점 검 항 목</text:span></text:p></table:table-cell><table:table-cell table:style-name="Table3.C1" office:value-type="string"><text:p text:style-name="P39_0"><text:span text:style-name="T15">이행</text:span></text:p></table:table-cell><table:table-cell table:style-name="Table3.D1" office:value-type="string"><text:p text:style-name="P39_0"><text:span text:style-name="T17">불이행</text:span></text:p></table:table-cell><table:table-cell table:style-name="Table3.E1" office:value-type="string"><text:p text:style-name="P39_0"><text:span text:style-name="T15">해당</text:span></text:p><text:p text:style-name="P39_0"><text:span text:style-name="T15">없음</text:span></text:p></table:table-cell><table:table-cell table:style-name="Table3.F1" office:value-type="string"><text:p text:style-name="P39_0"><text:span text:style-name="T15">비고</text:span></text:p><text:p text:style-name="P39_0"><text:span text:style-name="T18">(“해당없음”</text:span></text:p><text:p text:style-name="P39_0"><text:span text:style-name="T18">사유 기재)</text:span></text:p></table:table-cell></table:table-row><table:table-row table:style-name="Table3.2"><table:table-cell table:style-name="Table3.A2" office:value-type="string" table:number-rows-spanned="2"><text:p text:style-name="P49_0"><text:span text:style-name="T12">1</text:span></text:p></table:table-cell><table:table-cell table:style-name="Table3.B2" office:value-type="string"><text:p text:style-name="P50_0"><text:span text:style-name="T19">안전‧보건 평가기준 및 절차 마련 여부</text:span></text:p><text:p text:style-name="P50_0"><text:span text:style-name="T20">→ 안전‧보건수준 평가표 적용</text:span></text:p></table:table-cell><table:table-cell table:style-name="Table3.C2" office:value-type="string"><text:p text:style-name="P49_0"><text:span text:style-name="T12">[Q]</text:span></text:p></table:table-cell><table:table-cell table:style-name="Table3.D2" office:value-type="string"><text:p text:style-name="P49_0"><text:span text:style-name="T12">[R]</text:span></text:p></table:table-cell><table:table-cell table:style-name="Table3.E2" office:value-type="string"><text:p text:style-name="P51_0"><text:span text:style-name="T12"/></text:p></table:table-cell><table:table-cell table:style-name="Table3.F2" office:value-type="string"><text:p text:style-name="P49_0"><text:span text:style-name="T21">해당없음 불가</text:span></text:p><text:p text:style-name="P49_0"><text:span text:style-name="T21">(필수이행항목)</text:span></text:p></table:table-cell></table:table-row><table:table-row table:style-name="Table3.3"><table:covered-table-cell/><table:table-cell table:style-name="Table3.B3" office:value-type="string"><text:p text:style-name="P51_0"><text:span text:style-name="T20">중대시민재해〔</text:span><text:span text:style-name="T22">｢중대재해처벌법｣제2조제4호,제6호 및 시행령 </text:span><text:span text:style-name="T23">제3조 </text:span></text:p><text:p text:style-name="P51_0"><text:span text:style-name="T24">(공중이용시설) 성남시 공중이용시설 400개소</text:span><text:span text:style-name="T20">〕</text:span><text:span text:style-name="T24"><text:s/></text:span><text:span text:style-name="T19">대상 여부</text:span></text:p></table:table-cell><table:table-cell table:style-name="Table3.C3" office:value-type="string"><text:p text:style-name="P49_0"><text:span text:style-name="T12">[M1]</text:span></text:p></table:table-cell><table:table-cell table:style-name="Table3.D3" office:value-type="string"><text:p text:style-name="P52_0"><text:span text:style-name="T1"/></text:p></table:table-cell><table:table-cell table:style-name="Table3.E3" office:value-type="string"><text:p text:style-name="P49_0"><text:span text:style-name="T12">[M2]</text:span></text:p></table:table-cell><table:table-cell table:style-name="Table3.F3" office:value-type="string"><text:p text:style-name="P49_0"><text:span text:style-name="T12">-</text:span></text:p></table:table-cell></table:table-row><table:table-row table:style-name="Table3.4"><table:table-cell table:style-name="Table3.A4" office:value-type="string"><text:p text:style-name="P49_0"><text:span text:style-name="T12">2</text:span></text:p></table:table-cell><table:table-cell table:style-name="Table3.B4" office:value-type="string"><text:p text:style-name="P50_0"><text:span text:style-name="T20">위험성평가 실시 여부 확인</text:span></text:p><text:p text:style-name="P50_0"><text:span text:style-name="T35">※ 위험성평가 지원시스템 </text:span><text:span text:style-name="T35"><text:a office:name="" xlink:href="https://kras.kosha.or.kr/" xlink:type="simple" office:target-frame-name="_self" text:style-name="T36" text:visited-style-name="Visited_20_Internet_20_Link">https://kras.kosha.or.kr</text:a></text:span><text:span text:style-name="T35"><text:s/>활용</text:span></text:p></table:table-cell><table:table-cell table:style-name="Table3.C4" office:value-type="string"><text:p text:style-name="P49_0"><text:span text:style-name="T12">[T]</text:span></text:p></table:table-cell><table:table-cell table:style-name="Table3.D4" office:value-type="string"><text:p text:style-name="P49_0"><text:span text:style-name="T12">[U]</text:span></text:p></table:table-cell><table:table-cell table:style-name="Table3.E4" office:value-type="string"><text:p text:style-name="P38_0"><text:span text:style-name="T1"/></text:p></table:table-cell><table:table-cell table:style-name="Table3.F4" office:value-type="string"><text:p text:style-name="P49_0"><text:span text:style-name="T21">해당없음 불가</text:span></text:p><text:p text:style-name="P49_0"><text:span text:style-name="T21">(필수이행항목)</text:span></text:p></table:table-cell></table:table-row><table:table-row table:style-name="Table3.5"><table:table-cell table:style-name="Table3.A5" office:value-type="string"><text:p text:style-name="P49_0"><text:span text:style-name="T12">3</text:span></text:p></table:table-cell><table:table-cell table:style-name="Table3.B5" office:value-type="string"><text:p text:style-name="P50_0"><text:span text:style-name="T19">산업안전보건관리비 계상</text:span></text:p><text:p text:style-name="P50_0"><text:span text:style-name="T35">※ </text:span><text:span text:style-name="T37">｢건설업 산업안전보건관리비 계상 및 사용기준｣(고용노동부 고시) 준용</text:span></text:p></table:table-cell><table:table-cell table:style-name="Table3.C5" office:value-type="string"><text:p text:style-name="P49_0"><text:span text:style-name="T12">[W]</text:span></text:p></table:table-cell><table:table-cell table:style-name="Table3.D5" office:value-type="string"><text:p text:style-name="P49_0"><text:span text:style-name="T12">[X]</text:span></text:p></table:table-cell><table:table-cell table:style-name="Table3.E5" office:value-type="string"><text:p text:style-name="P49_0"><text:span text:style-name="T12">[Y]</text:span></text:p></table:table-cell><table:table-cell table:style-name="Table3.F5" office:value-type="string"><text:p text:style-name="P51_0"><text:span text:style-name="T12"/></text:p></table:table-cell></table:table-row><table:table-row table:style-name="Table3.6"><table:table-cell table:style-name="Table3.A6" office:value-type="string"><text:p text:style-name="P49_0"><text:span text:style-name="T12">4</text:span></text:p></table:table-cell><table:table-cell table:style-name="Table3.B6" office:value-type="string"><text:p text:style-name="P50_0"><text:span text:style-name="T20">건설공사 산업재해 예방 지도계약 체결</text:span></text:p><text:p text:style-name="P50_0"><text:span text:style-name="T35">※ </text:span><text:span text:style-name="T37">총 공사금액 1억 원~120억 원 미만인 공사에 해당</text:span></text:p></table:table-cell><table:table-cell table:style-name="Table3.C6" office:value-type="string"><text:p text:style-name="P49_0"><text:span text:style-name="T12">[Z]</text:span></text:p></table:table-cell><table:table-cell table:style-name="Table3.D6" office:value-type="string"><text:p text:style-name="P49_0"><text:span text:style-name="T12">[AA]</text:span></text:p></table:table-cell><table:table-cell table:style-name="Table3.E6" office:value-type="string"><text:p text:style-name="P49_0"><text:span text:style-name="T12">[AB]</text:span></text:p></table:table-cell><table:table-cell table:style-name="Table3.F6" office:value-type="string"><text:p text:style-name="P49_0"><text:span text:style-name="T21"/></text:p></table:table-cell></table:table-row><table:table-row table:style-name="Table3.7"><table:table-cell table:style-name="Table3.A7" office:value-type="string"><text:p text:style-name="P49_0"><text:span text:style-name="T12">5</text:span></text:p></table:table-cell><table:table-cell table:style-name="Table3.B7" office:value-type="string"><text:p text:style-name="P50_0"><text:span text:style-name="T20">공사안전보건대장 작성 및 이행 여부 확인</text:span></text:p><text:p text:style-name="P50_0"><text:span text:style-name="T35">※ </text:span><text:span text:style-name="T38">총 공사금액 50억 원 이상 공사 중 2020.1.16. 이후 설계계약 체결한 공사에 해당</text:span><text:span text:style-name="T39"/></text:p></table:table-cell><table:table-cell table:style-name="Table3.C7" office:value-type="string"><text:p text:style-name="P49_0"><text:span text:style-name="T12">[AC]</text:span></text:p></table:table-cell><table:table-cell table:style-name="Table3.D7" office:value-type="string"><text:p text:style-name="P49_0"><text:span text:style-name="T12">[AD]</text:span></text:p></table:table-cell><table:table-cell table:style-name="Table3.E7" office:value-type="string"><text:p text:style-name="P49_0"><text:span text:style-name="T12">[AE]</text:span></text:p></table:table-cell><table:table-cell table:style-name="Table3.F7" office:value-type="string"><text:p text:style-name="P51_0"><text:span text:style-name="T12"/></text:p></table:table-cell></table:table-row><table:table-row table:style-name="Table3.8"><table:table-cell table:style-name="Table3.A8" office:value-type="string"><text:p text:style-name="P49_0"><text:span text:style-name="T12">6</text:span></text:p></table:table-cell><table:table-cell table:style-name="Table3.B8" office:value-type="string"><text:p text:style-name="P50_0"><text:span text:style-name="T20">안전보건조정자 배치</text:span></text:p><text:p text:style-name="P50_0"><text:span text:style-name="T35">※ </text:span><text:span text:style-name="T40">같은 장소에서 행해지는 2개 이상의 건설공사 중 각 공사금액 합이 50억 원</text:span><text:span text:style-name="T37"><text:s/><text:s text:c="4"/>이상인 경우에 해당</text:span></text:p></table:table-cell><table:table-cell table:style-name="Table3.C8" office:value-type="string"><text:p text:style-name="P49_0"><text:span text:style-name="T12">[AF]</text:span></text:p></table:table-cell><table:table-cell table:style-name="Table3.D8" office:value-type="string"><text:p text:style-name="P49_0"><text:span text:style-name="T12">[AG]</text:span></text:p></table:table-cell><table:table-cell table:style-name="Table3.E8" office:value-type="string"><text:p text:style-name="P49_0"><text:span text:style-name="T12">[AH]</text:span></text:p></table:table-cell><table:table-cell table:style-name="Table3.F8" office:value-type="string"><text:p text:style-name="P51_0"><text:span text:style-name="T12"/></text:p></table:table-cell></table:table-row><table:table-row table:style-name="Table3.9"><table:table-cell table:style-name="Table3.A9" office:value-type="string"><text:p text:style-name="P49_0"><text:span text:style-name="T12">7</text:span></text:p></table:table-cell><table:table-cell table:style-name="Table3.B9" office:value-type="string"><text:p text:style-name="P50_0"><text:span text:style-name="T39">공사관리관 업무수행 기록부 작성</text:span></text:p><text:p text:style-name="P50_0"><text:span text:style-name="T35">※ </text:span><text:span text:style-name="T37">건설사업관리용역(CM)을 통해 이루어지는 건설공사에 해당</text:span></text:p></table:table-cell><table:table-cell table:style-name="Table3.C9" office:value-type="string"><text:p text:style-name="P49_0"><text:span text:style-name="T12">[AI]</text:span></text:p></table:table-cell><table:table-cell table:style-name="Table3.D9" office:value-type="string"><text:p text:style-name="P49_0"><text:span text:style-name="T12">[AJ]</text:span></text:p></table:table-cell><table:table-cell table:style-name="Table3.E9" office:value-type="string"><text:p text:style-name="P49_0"><text:span text:style-name="T12">[AK]</text:span></text:p></table:table-cell><table:table-cell table:style-name="Table3.F9" office:value-type="string"><text:p text:style-name="P51_0"><text:span text:style-name="T12"/></text:p></table:table-cell></table:table-row><table:table-row table:style-name="Table3.10"><table:table-cell table:style-name="Table3.A10" office:value-type="string"><text:p text:style-name="P49_0"><text:span text:style-name="T12">8</text:span></text:p></table:table-cell><table:table-cell table:style-name="Table3.B10" office:value-type="string"><text:p text:style-name="P50_0"><text:span text:style-name="T20">공사관리관 입회확인서 작성</text:span></text:p><text:p text:style-name="P50_0"><text:span text:style-name="T35">※ </text:span><text:span text:style-name="T37">건설사업관리용역(CM)을 통해 이루어지는 건설공사에 해당</text:span></text:p></table:table-cell><table:table-cell table:style-name="Table3.C10" office:value-type="string"><text:p text:style-name="P49_0"><text:span text:style-name="T12">[AL]</text:span></text:p></table:table-cell><table:table-cell table:style-name="Table3.D10" office:value-type="string"><text:p text:style-name="P49_0"><text:span text:style-name="T12">[AM]</text:span></text:p></table:table-cell><table:table-cell table:style-name="Table3.E10" office:value-type="string"><text:p text:style-name="P49_0"><text:span text:style-name="T12">[AN]</text:span></text:p></table:table-cell><table:table-cell table:style-name="Table3.F10" office:value-type="string"><text:p text:style-name="P51_0"><text:span text:style-name="T12"/></text:p></table:table-cell></table:table-row><table:table-row table:style-name="Table3.11"><table:table-cell table:style-name="Table3.A11" office:value-type="string"><text:p text:style-name="P49_0"><text:span text:style-name="T12">9</text:span></text:p></table:table-cell><table:table-cell table:style-name="Table3.B11" office:value-type="string"><text:p text:style-name="P53_0"><text:span text:style-name="T12">유해․위험요인 작업 전 작업계획서 작성 ∙ 승인 여부</text:span></text:p><text:p text:style-name="P53_0"><text:span text:style-name="T13">※ 작성: 수급자, 승인: 발주청 감독 또는 책임감리원</text:span></text:p></table:table-cell><table:table-cell table:style-name="Table3.C11" office:value-type="string"><text:p text:style-name="P49_0"><text:span text:style-name="T12">[AO]</text:span></text:p></table:table-cell><table:table-cell table:style-name="Table3.D11" office:value-type="string"><text:p text:style-name="P49_0"><text:span text:style-name="T12">[AP]</text:span></text:p></table:table-cell><table:table-cell table:style-name="Table3.E11" office:value-type="string"><text:p text:style-name="P49_0"><text:span text:style-name="T12">[AQ]</text:span></text:p></table:table-cell><table:table-cell table:style-name="Table3.F11" office:value-type="string"><text:p text:style-name="P51_0"><text:span text:style-name="T12"/></text:p></table:table-cell></table:table-row><table:table-row table:style-name="Table3.12"><table:table-cell table:style-name="Table3.A12" office:value-type="string"><text:p text:style-name="P49_0"><text:span text:style-name="T25">기타</text:span></text:p></table:table-cell><table:table-cell table:style-name="Table3.B12" office:value-type="string"><text:p text:style-name="P50_0"><text:span text:style-name="T26">건설공사발주자로서 업무수행시 안전‧보건 관계 법령에</text:span><text:span text:style-name="T27"><text:s/>따른 추가 이행사항 작성</text:span></text:p></table:table-cell><table:table-cell table:style-name="Table3.C12" office:value-type="string"><text:p text:style-name="P49_0"><text:span text:style-name="T12">[AR]</text:span></text:p></table:table-cell><table:table-cell table:style-name="Table3.D12" office:value-type="string"><text:p text:style-name="P49_0"><text:span text:style-name="T12">[AS]</text:span></text:p></table:table-cell><table:table-cell table:style-name="Table3.E12" office:value-type="string"><text:p text:style-name="P49_0"><text:span text:style-name="T12">[AT]</text:span></text:p></table:table-cell><table:table-cell table:style-name="Table3.F12" office:value-type="string"><text:p text:style-name="P49_0"><text:span text:style-name="T12">-</text:span></text:p></table:table-cell></table:table-row></table:table></draw:text-box></draw:frame></text:span></text:p><text:p text:style-name="P46_0"><text:span text:style-name="T14"/></text:p><text:p text:style-name="P45_0"><text:span text:style-name="T14"><draw:frame draw:style-name="tableinfakeframe_gr2" svg:x="0cm" svg:y="0cm" draw:z-index="1" text:anchor-type="as-char"><draw:text-box><table:table table:style-name="Table4"><table:table-column table:style-name="Table4.A"/><table:table-column table:style-name="Table4.B"/><table:table-column table:style-name="Table4.C"/><table:table-row table:style-name="Table4.1"><table:table-cell table:style-name="Table4.A1" office:value-type="string" table:number-columns-spanned="2"><text:p text:style-name="P49_0"><text:span text:style-name="T10">점검자</text:span></text:p></table:table-cell><table:covered-table-cell/><table:table-cell table:style-name="Table4.C1" office:value-type="string"><text:p text:style-name="P49_0"><text:span text:style-name="T10">확인자</text:span></text:p></table:table-cell></table:table-row><table:table-row table:style-name="Table4.2"><table:table-cell table:style-name="Table4.A2" office:value-type="string"><text:p text:style-name="P49_0"><text:span text:style-name="T12">사업감독자 &amp; 공사관리관</text:span></text:p></table:table-cell><table:table-cell table:style-name="Table4.B2" office:value-type="string"><text:p text:style-name="P49_0"><text:span text:style-name="T12">사업담당(팀장)</text:span></text:p></table:table-cell><table:table-cell table:style-name="Table4.C2" office:value-type="string"><text:p text:style-name="P49_0"><text:span text:style-name="T12">관리감독자(부서장)</text:span></text:p></table:table-cell></table:table-row><table:table-row table:style-name="Table4.3"><table:table-cell table:style-name="Table4.A3" office:value-type="string"><text:p text:style-name="P54_0"><text:span text:style-name="T12">[담당자] <text:s text:c="5"/>(서명)</text:span></text:p></table:table-cell><table:table-cell table:style-name="Table4.B3" office:value-type="string"><text:p text:style-name="P54_0"><text:span text:style-name="T12">[팀장님] <text:s text:c="6"/>(서명)</text:span></text:p></table:table-cell><table:table-cell table:style-name="Table4.C3" office:value-type="string"><text:p text:style-name="P54_0"><text:span text:style-name="T12">[과장님] <text:s text:c="5"/>(서명)</text:span></text:p></table:table-cell></table:table-row></table:table></draw:text-box></draw:frame></text:span></text:p><text:p text:style-name="P47_0"><text:span text:style-name="T28"><text:s/><text:s text:c="1"/>※ 건설공사 건별 점검표 작성 후 </text:span><text:span text:style-name="T29">사본(PDF파일)으로 스캔하여 제출(매월)하고, 점검항목 증빙자료, 점검표 등 원본은 부서 자체 보관(5년)</text:span></text:p></table:table-cell></table:table-row></table:table></draw:text-box></draw:frame></text:span></text:p>
    </office:text>
  </office:body>
</office:document-content>
</file>

<file path=styles.xml><?xml version="1.0" encoding="utf-8"?>
<office:document-styles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돋움" style:name="돋움"/>
    <style:font-face svg:font-family="맑은 고딕" style:name="맑은 고딕"/>
    <style:font-face svg:font-family="한컴바탕" style:name="한컴바탕"/>
    <style:font-face svg:font-family="함초롬돋움" style:name="함초롬돋움"/>
    <style:font-face svg:font-family="함초롬바탕" style:name="함초롬바탕"/>
    <style:font-face svg:font-family="휴먼명조" style:name="휴먼명조"/>
  </office:font-face-decls>
  <office:styles>
    <style:default-style style:family="text">
      <style:graphic-properties/>
      <style:paragraph-properties/>
      <style:text-properties/>
      <style:table-properties/>
      <style:table-column-properties/>
      <style:table-row-properties/>
      <style:table-cell-properties/>
    </style:default-style>
    <style:style style:name="바탕글" style:display-name="바탕글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본문" style:display-name="본문" style:family="paragraph">
      <style:paragraph-properties fo:line-height="160%" fo:text-align="justify" fo:margin-left="0.529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1" style:display-name="개요 1" style:family="paragraph">
      <style:paragraph-properties fo:line-height="160%" fo:text-align="justify" fo:margin-left="0.353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0.706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2" style:display-name="개요 2" style:family="paragraph">
      <style:paragraph-properties fo:line-height="160%" fo:text-align="justify" fo:margin-left="0.706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1.411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3" style:display-name="개요 3" style:family="paragraph">
      <style:paragraph-properties fo:line-height="160%" fo:text-align="justify" fo:margin-left="1.058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2.117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4" style:display-name="개요 4" style:family="paragraph">
      <style:paragraph-properties fo:line-height="160%" fo:text-align="justify" fo:margin-left="1.411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2.822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5" style:display-name="개요 5" style:family="paragraph">
      <style:paragraph-properties fo:line-height="160%" fo:text-align="justify" fo:margin-left="1.764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3.528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6" style:display-name="개요 6" style:family="paragraph">
      <style:paragraph-properties fo:line-height="160%" fo:text-align="justify" fo:margin-left="2.117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4.233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7" style:display-name="개요 7" style:family="paragraph">
      <style:paragraph-properties fo:line-height="160%" fo:text-align="justify" fo:margin-left="2.469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4.939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8" style:display-name="개요 8" style:family="paragraph">
      <style:paragraph-properties fo:line-height="160%" fo:text-align="justify" fo:margin-left="2.822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5.644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9" style:display-name="개요 9" style:family="paragraph">
      <style:paragraph-properties fo:line-height="160%" fo:text-align="justify" fo:margin-left="3.175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6.350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10" style:display-name="개요 10" style:family="paragraph">
      <style:paragraph-properties fo:line-height="160%" fo:text-align="justify" fo:margin-left="3.528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7.056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쪽 번호" style:display-name="쪽 번호" style:next-style-name="Normal" style:family="text"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머리말" style:display-name="머리말" style:family="paragraph">
      <style:paragraph-properties fo:line-height="15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9.00pt" style:font-size-asian="9.00pt" style:font-size-complex="9.00pt" fo:letter-spacing="0.00pt" fo:language="en" style:language-asian="ko" fo:country="US" style:country-asian="KR" style:letter-kerning="false"/>
    </style:style>
    <style:style style:name="각주" style:display-name="각주" style:family="paragraph">
      <style:paragraph-properties fo:line-height="130%" fo:text-align="justify" fo:margin-left="0.462cm" fo:margin-right="0cm" fo:text-indent="-0.462cm" fo:margin-top="0cm" fo:margin-bottom="0cm" fo:background-color="transparent" fo:border="none" style:shadow="none" style:text-autospace="none" style:vertical-align="auto" style:snap-to-layout-grid="true"/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9.00pt" style:font-size-asian="9.00pt" style:font-size-complex="9.00pt" fo:letter-spacing="0.00pt" fo:language="en" style:language-asian="ko" fo:country="US" style:country-asian="KR" style:letter-kerning="false"/>
    </style:style>
    <style:style style:name="미주" style:display-name="미주" style:family="paragraph">
      <style:paragraph-properties fo:line-height="130%" fo:text-align="justify" fo:margin-left="0.462cm" fo:margin-right="0cm" fo:text-indent="-0.462cm" fo:margin-top="0cm" fo:margin-bottom="0cm" fo:background-color="transparent" fo:border="none" style:shadow="none" style:text-autospace="none" style:vertical-align="auto" style:snap-to-layout-grid="true"/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9.00pt" style:font-size-asian="9.00pt" style:font-size-complex="9.00pt" fo:letter-spacing="0.00pt" fo:language="en" style:language-asian="ko" fo:country="US" style:country-asian="KR" style:letter-kerning="false"/>
    </style:style>
    <style:style style:name="메모" style:display-name="메모" style:family="paragraph">
      <style:paragraph-properties fo:line-height="130%" fo:text-align="start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9.00pt" style:font-size-asian="9.00pt" style:font-size-complex="9.00pt" fo:letter-spacing="-0.45pt" fo:language="en" style:language-asian="ko" fo:country="US" style:country-asian="KR" style:letter-kerning="false"/>
    </style:style>
    <style:style style:name="차례 제목" style:display-name="차례 제목" style:family="paragraph">
      <style:paragraph-properties fo:line-height="160%" fo:text-align="start" fo:margin-left="0cm" fo:margin-right="0cm" fo:text-indent="0cm" fo:margin-top="0.423cm" fo:margin-bottom="0.106cm" fo:background-color="transparent" fo:border="none" style:shadow="none" style:text-autospace="none" style:vertical-align="auto" style:snap-to-layout-grid="true">
        <style:tab-stops>
          <style:tab-stop style:position="0cm" style:type="right" style:leader-style="none"/>
        </style:tab-stops>
      </style:paragraph-properties>
      <style:text-properties fo:color="#2e74b5" style:font-name="함초롬돋움" style:font-name-asian="함초롬돋움" style:font-name-complex="함초롬돋움" fo:font-family="함초롬돋움" style:font-family-asian="함초롬돋움" style:font-family-complex="함초롬돋움" fo:font-size="16.00pt" style:font-size-asian="16.00pt" style:font-size-complex="16.00pt" fo:letter-spacing="0.00pt" fo:language="en" style:language-asian="ko" fo:country="US" style:country-asian="KR" style:letter-kerning="false"/>
    </style:style>
    <style:style style:name="차례 1" style:display-name="차례 1" style:family="paragraph">
      <style:paragraph-properties fo:line-height="160%" fo:text-align="start" fo:margin-left="0cm" fo:margin-right="0cm" fo:text-indent="0cm" fo:margin-top="0cm" fo:margin-bottom="0.247cm" fo:background-color="transparent" fo:border="none" style:shadow="none" style:text-autospace="none" style:vertical-align="auto" style:snap-to-layout-grid="true">
        <style:tab-stops>
          <style:tab-stop style:position="15.000cm" style:type="right" style:leader-style="none"/>
        </style:tab-stops>
      </style:paragraph-properties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11.00pt" style:font-size-asian="11.00pt" style:font-size-complex="11.00pt" fo:letter-spacing="0.00pt" fo:language="en" style:language-asian="ko" fo:country="US" style:country-asian="KR" style:letter-kerning="false"/>
    </style:style>
    <style:style style:name="차례 2" style:display-name="차례 2" style:family="paragraph">
      <style:paragraph-properties fo:line-height="160%" fo:text-align="start" fo:margin-left="0.388cm" fo:margin-right="0cm" fo:text-indent="0cm" fo:margin-top="0cm" fo:margin-bottom="0.247cm" fo:background-color="transparent" fo:border="none" style:shadow="none" style:text-autospace="none" style:vertical-align="auto" style:snap-to-layout-grid="true">
        <style:tab-stops>
          <style:tab-stop style:position="15.000cm" style:type="right" style:leader-style="none"/>
        </style:tab-stops>
      </style:paragraph-properties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11.00pt" style:font-size-asian="11.00pt" style:font-size-complex="11.00pt" fo:letter-spacing="0.00pt" fo:language="en" style:language-asian="ko" fo:country="US" style:country-asian="KR" style:letter-kerning="false"/>
    </style:style>
    <style:style style:name="차례 3" style:display-name="차례 3" style:family="paragraph">
      <style:paragraph-properties fo:line-height="160%" fo:text-align="start" fo:margin-left="0.776cm" fo:margin-right="0cm" fo:text-indent="0cm" fo:margin-top="0cm" fo:margin-bottom="0.247cm" fo:background-color="transparent" fo:border="none" style:shadow="none" style:text-autospace="none" style:vertical-align="auto" style:snap-to-layout-grid="true">
        <style:tab-stops>
          <style:tab-stop style:position="15.000cm" style:type="right" style:leader-style="none"/>
        </style:tab-stops>
      </style:paragraph-properties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11.00pt" style:font-size-asian="11.00pt" style:font-size-complex="11.00pt" fo:letter-spacing="0.00pt" fo:language="en" style:language-asian="ko" fo:country="US" style:country-asian="KR" style:letter-kerning="false"/>
    </style:style>
    <style:style style:name="캡션" style:display-name="캡션" style:family="paragraph">
      <style:paragraph-properties fo:line-height="150%" fo:text-align="justify" fo:margin-left="0cm" fo:margin-right="0cm" fo:text-indent="0cm" fo:margin-top="0cm" fo:margin-bottom="0.282cm" fo:background-color="transparent" fo:border="none" style:shadow="none" style:text-autospace="none" style:vertical-align="auto" style:snap-to-layout-grid="true"/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바탕글 사본14" style:display-name="바탕글 사본14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0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xl68" style:display-name="xl68" style:family="paragraph">
      <style:paragraph-properties fo:line-height="16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맑은 고딕" style:font-name-asian="맑은 고딕" style:font-name-complex="한컴바탕" fo:font-family="맑은 고딕" style:font-family-asian="맑은 고딕" style:font-family-complex="한컴바탕" fo:font-size="11.00pt" style:font-size-asian="11.00pt" style:font-size-complex="11.00pt" fo:letter-spacing="0.00pt" fo:language="en" style:language-asian="ko" fo:country="US" style:country-asian="KR" style:letter-kerning="false"/>
    </style:style>
    <style:style style:name="xl71" style:display-name="xl71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돋움" style:font-name-asian="돋움" style:font-name-complex="한컴바탕" fo:font-family="돋움" style:font-family-asian="돋움" style:font-family-complex="한컴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xl66" style:display-name="xl66" style:family="paragraph">
      <style:paragraph-properties fo:line-height="16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fo:color="#0000ff" style:font-name="돋움" style:font-name-asian="돋움" style:font-name-complex="한컴바탕" fo:font-family="돋움" style:font-family-asian="돋움" style:font-family-complex="한컴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xl72" style:display-name="xl72" style:family="paragraph">
      <style:paragraph-properties fo:line-height="16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돋움" style:font-name-asian="돋움" style:font-name-complex="한컴바탕" fo:font-family="돋움" style:font-family-asian="돋움" style:font-family-complex="한컴바탕" fo:font-size="10.00pt" style:font-size-asian="10.00pt" style:font-size-complex="10.00pt" fo:letter-spacing="0.00pt" fo:language="en" style:language-asian="ko" fo:country="US" style:country-asian="KR" style:letter-kerning="false"/>
    </style:style>
    <text:notes-configuration text:note-class="footnote" text:start-value="0" style:num-prefix="" style:num-suffix=")" style:num-format="1"/>
    <text:notes-configuration text:note-class="endnote" text:start-value="0" style:num-prefix="" style:num-suffix=")" style:num-format="1"/>
  </office:styles>
  <office:automatic-styles>
    <style:page-layout style:name="Mpm1">
      <style:page-layout-properties fo:page-width="21.000cm" fo:page-height="29.699cm" style:print-orientation="portrait" fo:margin-left="1.500cm" fo:margin-right="1.500cm" fo:margin-top="2.000cm" fo:margin-bottom="2.000cm" fo:border="none" style:shadow="none" style:writing-mode="lr-tb">
        <style:columns fo:column-count="1">
          <style:column style:rel-width="10188*"/>
          <style:column-sep style:style="none" style:width="0.010cm" style:color="#000000"/>
        </style:columns>
      </style:page-layout-properties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meta>
    <dc:title>【점검표1】 도급</dc:title>
    <dc:description/>
    <dc:subject/>
    <meta:keyword/>
    <dc:creator>Owner</dc:creator>
    <meta:creation-date>2023-08-02T05:50:20.005</meta:creation-date>
    <meta:print-date>1601-01-01T00:00:00.000000000</meta:print-date>
    <meta:generator>hwp/hangul/11, 0, 0, 8808/Windows_10</meta:generator>
  </office:meta>
</office:document-meta>
</file>